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 Nazanin" svg:font-family="'B Nazani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"/>
    <style:style style:name="P2" style:family="paragraph" style:parent-style-name="Standard" style:list-style-name="">
      <style:paragraph-properties style:writing-mode="rl-tb"/>
    </style:style>
    <style:style style:name="P3" style:family="paragraph" style:parent-style-name="Standard" style:list-style-name="">
      <style:paragraph-properties style:writing-mode="rl-tb"/>
      <style:text-properties officeooo:paragraph-rsid="0016dc99"/>
    </style:style>
    <style:style style:name="P4" style:family="paragraph" style:parent-style-name="Standard" style:list-style-name="">
      <style:paragraph-properties style:writing-mode="rl-tb"/>
      <style:text-properties officeooo:paragraph-rsid="001cdbac"/>
    </style:style>
    <style:style style:name="P5" style:family="paragraph" style:parent-style-name="Standard" style:list-style-name="">
      <style:paragraph-properties style:writing-mode="rl-tb"/>
    </style:style>
    <style:style style:name="P6" style:family="paragraph" style:parent-style-name="Standard" style:list-style-name="">
      <style:paragraph-properties style:writing-mode="rl-tb"/>
      <style:text-properties officeooo:paragraph-rsid="001cdbac"/>
    </style:style>
    <style:style style:name="P7" style:family="paragraph" style:parent-style-name="Standard" style:list-style-name="">
      <style:paragraph-properties style:writing-mode="rl-tb"/>
      <style:text-properties officeooo:rsid="0017c2bd" officeooo:paragraph-rsid="0017c2bd"/>
    </style:style>
    <style:style style:name="P8" style:family="paragraph" style:parent-style-name="Standard" style:list-style-name="">
      <style:paragraph-properties style:writing-mode="rl-tb"/>
      <style:text-properties officeooo:rsid="001a3536" officeooo:paragraph-rsid="001a3536"/>
    </style:style>
    <style:style style:name="P9" style:family="paragraph" style:parent-style-name="Standard" style:list-style-name="" style:master-page-name="Standard">
      <style:paragraph-properties style:page-number="auto"/>
    </style:style>
    <style:style style:name="T1" style:family="text">
      <style:text-properties fo:language="en" fo:country="US" style:language-complex="fa" style:country-complex="IR"/>
    </style:style>
    <style:style style:name="T2" style:family="text">
      <style:text-properties officeooo:rsid="00164f73"/>
    </style:style>
    <style:style style:name="T3" style:family="text">
      <style:text-properties officeooo:rsid="0016dc99"/>
    </style:style>
    <style:style style:name="T4" style:family="text">
      <style:text-properties officeooo:rsid="0017c2bd"/>
    </style:style>
    <style:style style:name="T5" style:family="text">
      <style:text-properties officeooo:rsid="00197d32"/>
    </style:style>
    <style:style style:name="T6" style:family="text">
      <style:text-properties officeooo:rsid="001a35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usiness Modeling:<text:bookmark text:name="_GoBack"/></text:p>
      <text:p text:style-name="P2"/>
      <text:p text:style-name="P2">نقش های کاربری: اینفلوئنسر، بازاریاب، تحلیل‌گر</text:p>
      <text:p text:style-name="P2"/>
      <text:p text:style-name="P2">فرآیند ثبت نام کاربر</text:p>
      <text:p text:style-name="P2">نقش های مرتبط : <text:s/>اینفلوئنسر، بازاریاب</text:p>
      <text:p text:style-name="P2">۱. کاربر ابتدا اطلاعات موردنیاز برای ثبت نام (ایمیل و تلفن همراه <text:s/>و رمز عبور و سایر اطلاعات) را در سیستم وارد می کند.</text:p>
      <text:p text:style-name="P2">۲. بر روی دکمه ثبت نام کلیک می کند.</text:p>
      <text:p text:style-name="P2">۳. به صفحه پروفایل خود وارد می شود. (هویت کاربر در این مرحله هنوز تایید نشده است.)</text:p>
      <text:p text:style-name="P2">۴.بر روی صفحه پیامی مبنی بر لزوم تایید هویت(از طریق ایمیل یا تلفن همراه) نمایش داده می شود.</text:p>
      <text:p text:style-name="P2"/>
      <text:p text:style-name="P2">فرایند ورود کاربر </text:p>
      <text:p text:style-name="P2">نقش های مرتبط : <text:s/>اینفلوئنسر، بازاریاب</text:p>
      <text:p text:style-name="P2">۱. کاربر ایمیل و رمز عبور خود را وارد میکند.</text:p>
      <text:p text:style-name="P2">۲. بر روی دکمه ورود کلیک می کند </text:p>
      <text:p text:style-name="P2">۳. به صفحه پروفایل خود وارد می شود.</text:p>
      <text:p text:style-name="P2">۴.بر روی صفحه پیامی مبنی بر ورود موفقیت آمیز مشاهده می کند.</text:p>
      <text:p text:style-name="P2"/>
      <text:p text:style-name="P2">فرآیند <text:s/>ویرایش اطلاعات فردی </text:p>
      <text:p text:style-name="P2">نقش های مرتبط : اینفلوئنسر، بازاریاب</text:p>
      <text:p text:style-name="P2">۱. کاربر بر روی دکمه ویرایش اطلاعات فردی کلیک می کند.</text:p>
      <text:p text:style-name="P2">۲. فیلد های وارد شده از قبل به کاربر نشان داده می شود</text:p>
      <text:p text:style-name="P2">۳. اگر اطلاعات وارد شده هنوز تایید نشده اند فیلدی تحت عنوان کد تایید نمایش داده می شود تا کد دریافت شده از کاربر در آن وارد شود.</text:p>
      <text:p text:style-name="P2">۴. در صورت صحت کد وارد شده در مرحله قبل اطلاعات وارد شده تایید می شود و وضعیت کاربر به هویت تایید شده تغییر می کند.( توجه داریم اطلاعاتی که نیاز به تایید شماره تلفن همراه و ایمیل است.)</text:p>
      <text:p text:style-name="P2"/>
      <text:p text:style-name="P1"/>
      <text:p text:style-name="P2">ثبت درخواست تبلیغ</text:p>
      <text:p text:style-name="P2">نقش های مرتبط : بازاریاب، تحلیل‌گر</text:p>
      <text:p text:style-name="P2">۱. بازاریاب با ورود به صفحه ثبت تبلیغ، درخواست تبلیغ خود را اضافه می‌کند.</text:p>
      <text:p text:style-name="P2">۲. سیستم به بازیاب، لیستی از اینفلوئنسرهای مناسب برای این تبلیغ را ارائه می‌کند.</text:p>
      <text:p text:style-name="P2">۳. بازیاب با مشاهده مشخصات، اینفلوئنسر موردنظر را تایید می‌کند.</text:p>
      <text:p text:style-name="P2">۴. تحلیل‌گر روی این تبلیغ قیمت گذاری می‌کند.</text:p>
      <text:p text:style-name="P2">۵. بازاریاب هزینه را پرداخت می‌کند.</text:p>
      <text:p text:style-name="P2"/>
      <text:p text:style-name="P2">ویرایش و حذف درخواست</text:p>
      <text:p text:style-name="P2">نقش های مرتبط : تحلیل‌گر، بازاریاب</text:p>
      <text:p text:style-name="P2">۱. ابتدا تبلیغ <text:s/>مورد نظر را انتخاب می‌کند.</text:p>
      <text:p text:style-name="P2">۲. حالت حذف و یا ویرایش را انتخاب میکند</text:p>
      <text:p text:style-name="P2">۳. در صورت انتخاب ویرایش، در صفحه موردنظر میتواند اطلاعات تور خود را تغییر داده و نهایتا ذخیره نماید</text:p>
      <text:p text:style-name="P2"/>
      <text:p text:style-name="P2"><text:soft-page-break/>فرآیند جست و جو </text:p>
      <text:p text:style-name="P3">نقش های مرتبط : <text:span text:style-name="T3">کاربران</text:span></text:p>
      <text:p text:style-name="P2">۱. کاربران میتوانند <text:span text:style-name="T2">لیست اینفلوئنسرها را مشاهده کنند</text:span></text:p>
      <text:p text:style-name="P2">۲. در <text:span text:style-name="T2">قسمت لیست، قابلیت</text:span> <text:span text:style-name="T2">مشخص کردن اینفلوئنسر‌ها از دسته و صنعت خاصی وجود دارد.</text:span></text:p>
      <text:p text:style-name="P2">۳.<text:span text:style-name="T2">به علاوه، امکان این را دارد که برای هر اینفلوئنسر اطلاعات از آمار تبلیغات قبلی و سطح تاثیرگذاری را مشاهد کند.</text:span></text:p>
      <text:p text:style-name="P2"/>
      <text:p text:style-name="P2"><text:span text:style-name="T1"/></text:p>
      <text:p text:style-name="P2"/>
      <text:p text:style-name="P2">فرآیند دریافت <text:span text:style-name="T4">آنالیز تبلیغ</text:span></text:p>
      <text:p text:style-name="P2">نقش مرتبط -&gt; <text:span text:style-name="T4">بازاریاب</text:span></text:p>
      <text:p text:style-name="P2">1. <text:span text:style-name="T4">در هر زمان پس از تخصیص یک اینفلوئنسر به تبلیغ، بازاریاب می‌تواند با مشاهده صفحه تبلیغ، آنالیز مربوط به آن را دریافت نماید.</text:span></text:p>
      <text:p text:style-name="P7">۲. این آنالیز شامل تعداد مشاهده‌ها، کامنت‌ها، بازخورد کاربران و <text:span text:style-name="T5">چارت،های مربوطه خواهد بود.</text:span></text:p>
      <text:p text:style-name="P2"/>
      <text:p text:style-name="P2">فرآیند امتیاز دهی </text:p>
      <text:p text:style-name="P4">نقش مرتبط: <text:span text:style-name="T6">تحلیل‌گر</text:span></text:p>
      <text:p text:style-name="P4"><text:s/>پس از <text:span text:style-name="T5">اتمام تبلیغ، سیستم تحلیل‌گر با آنالیز داده‌های بدست آمده، امتیاز کیفی‌ای به تبلیغ نسبت خواهد داد که در صفحه مربوط به وی قابل مشاهده خواهد بود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 Nazanin" svg:font-family="'B Nazani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WWNum5" style:class="text">
      <style:paragraph-properties fo:text-align="end" style:justify-single-word="false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28" style:display-name="ListLabel 28" style:family="text">
      <style:text-properties fo:font-size="14pt" style:text-underline-style="none" fo:font-weight="bold"/>
    </style:style>
    <style:style style:name="ListLabel_20_29" style:display-name="ListLabel 29" style:family="text">
      <style:text-properties fo:font-size="14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55" style:display-name="ListLabel 55" style:family="text">
      <style:text-properties fo:font-size="14pt" style:text-underline-style="none" fo:font-weight="bold"/>
    </style:style>
    <style:style style:name="ListLabel_20_56" style:display-name="ListLabel 56" style:family="text">
      <style:text-properties fo:font-size="14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fo:font-size="14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fo:font-size="14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64" style:display-name="ListLabel 64" style:family="text">
      <style:text-properties fo:font-size="14pt" style:text-underline-style="none" fo:font-weight="bold"/>
    </style:style>
    <style:style style:name="ListLabel_20_65" style:display-name="ListLabel 65" style:family="text">
      <style:text-properties fo:font-size="14pt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 fo:font-weight="bold"/>
    </style:style>
    <style:style style:name="ListLabel_20_47" style:display-name="ListLabel 47" style:family="text">
      <style:text-properties fo:font-size="14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0:55:43.991614142</meta:creation-date>
    <dc:date>2019-11-10T13:14:12.761077503</dc:date>
    <meta:editing-duration>PT15M2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474" meta:character-count="2444" meta:non-whitespace-character-count="2003"/>
  </office:meta>
</office:document-meta>
</file>